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line-height="135%" fo:background-color="#ffffff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line-height="135%" fo:background-color="#ffffff"/>
      <style:text-properties fo:font-size="12pt" style:font-size-asian="12pt" style:font-size-complex="12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loext:graphic-properties draw:fill="solid" draw:fill-color="#ffffff"/>
      <style:paragraph-properties fo:margin-left="0.5in" fo:margin-right="0in" fo:line-height="135%" fo:text-indent="-0.25in" style:auto-text-indent="false" fo:background-color="#ffffff"/>
    </style:style>
    <style:style style:name="P6" style:family="paragraph" style:parent-style-name="Title" style:master-page-name="Standard">
      <loext:graphic-properties draw:fill="solid" draw:fill-color="#ffffff"/>
      <style:paragraph-properties fo:margin-top="0in" fo:margin-bottom="0in" loext:contextual-spacing="false" fo:line-height="150%" fo:text-align="justify" style:justify-single-word="false" style:page-number="1" fo:background-color="#ffffff"/>
    </style:style>
    <style:style style:name="T1" style:family="text">
      <style:text-properties fo:color="#3d85c6" fo:font-size="18pt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fo:background-color="#ffff00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fo:background-color="#ffff00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fo:background-color="#ffff00"/>
    </style:style>
    <style:style style:name="T8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ezdddk6r246o"/><text:span text:style-name="T1">Case #2: Compromised HDFS Cluster!</text:span></text:p>
      <text:p text:style-name="P1"><text:span text:style-name="T2">You have been called to analyze a compromised Linux Hadoop Cluster. The cluster includes one Name Node (master) and two Data Nodes (Slaves). There is a suspicion that they all have been compromised, but no proof to that.</text:span></text:p>
      <text:p text:style-name="P3"/>
      <text:p text:style-name="P1"><text:span text:style-name="T4">Deliverables:</text:span></text:p>
      <text:list xml:id="list423047903" text:style-name="WWNum1">
        <text:list-item>
          <text:p text:style-name="P4"><text:span text:style-name="T2">How the threat actor gained access to the system?</text:span></text:p>
        </text:list-item>
        <text:list-item>
          <text:p text:style-name="P4"><text:span text:style-name="T2">What privileges were obtained and how?</text:span></text:p>
        </text:list-item>
        <text:list-item>
          <text:p text:style-name="P4"><text:span text:style-name="T2">What modifications were applied to the system?</text:span></text:p>
        </text:list-item>
        <text:list-item>
          <text:p text:style-name="P4"><text:span text:style-name="T2">What persistent mechanisms on each compromised system were being used?</text:span></text:p>
        </text:list-item>
        <text:list-item>
          <text:p text:style-name="P4"><text:span text:style-name="T2">Could this system be cleaned/recovered?</text:span></text:p>
        </text:list-item>
        <text:list-item>
          <text:p text:style-name="P4"><text:span text:style-name="T2">Recommendations</text:span></text:p>
        </text:list-item>
      </text:list>
      <text:p text:style-name="P2"/>
      <text:p text:style-name="P2"/>
      <text:p text:style-name="P2"/>
      <text:p text:style-name="P1"><text:span text:style-name="T4">Outcomes:</text:span></text:p>
      <text:p text:style-name="P1"><text:span text:style-name="T2">At the end of this lab, you will have the required skills to deal with a compromised Linux system, were you will be capable of doing:</text:span></text:p>
      <text:list xml:id="list2012438478" text:style-name="WWNum2">
        <text:list-item>
          <text:p text:style-name="P5"><text:span text:style-name="T2">Listing the volumes and mounting a forensic case image</text:span></text:p>
        </text:list-item>
        <text:list-item>
          <text:p text:style-name="P5"><text:span text:style-name="T2">Searching through the FHS</text:span></text:p>
        </text:list-item>
        <text:list-item>
          <text:p text:style-name="P5"><text:span text:style-name="T2">Search in log files</text:span></text:p>
        </text:list-item>
        <text:list-item>
          <text:p text:style-name="P5"><text:span text:style-name="T2">Understanding system services and how they work</text:span></text:p>
        </text:list-item>
        <text:list-item>
          <text:p text:style-name="P5"><text:span text:style-name="T2">Use TSK tools to list info of the image and deal with EXT4 fs</text:span></text:p>
        </text:list-item>
        <text:list-item>
          <text:p text:style-name="P5"><text:span text:style-name="T2">Use debugfs, EXT4 journal and ext4magic to recover deleted files</text:span></text:p>
        </text:list-item>
        <text:list-item>
          <text:p text:style-name="P5"><text:span text:style-name="T2">Generate and filter a super timeline</text:span></text:p>
        </text:list-item>
      </text:list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Standard"><text:span text:style-name="T5">Note:</text:span><text:span text:style-name="T3"> please use tables and screenshots to represent your results if needed. Like I usually say “</text:span><text:span text:style-name="T7">Screenshot or it didn’t happen!</text:span><text:span text:style-name="T3">”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OSDFCon<text:tab/><text:tab/><text:tab/>Linux Forensics Workshop<text:tab/><text:tab/><text:tab/><text:tab/><text:tab/>2019</text:span></text:p>
      </style:header>
      <style:footer>
        <text:p text:style-name="Standard">Last updated: 1012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205" meta:character-count="1191" meta:non-whitespace-character-count="1014"/>
    <meta:generator>LibreOfficeDev/6.0.5.2$Linux_X86_64 LibreOffice_project/</meta:generator>
  </office:meta>
</office:document-meta>
</file>